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7">
      <style:paragraph-properties fo:text-align="justify" style:justify-single-word="false"/>
    </style:style>
    <style:style style:name="P5" style:family="paragraph" style:parent-style-name="Standard" style:list-style-name="L8">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2 jours : 6 et 7 mars 2017</text:p>
      <text:p text:style-name="P1">Récapitulatif introduction HTML / CSS – Tableau – Formulaires (Suite)</text:p>
      <text:p text:style-name="P1">Sujet individuel</text:p>
      <text:p text:style-name="P2"/>
      <text:p text:style-name="P2"/>
      <text:p text:style-name="P2">Monsieur et Madame Franck ont pur regarder votre site qui leur a beaucoup plu. Il souhaite qu'il soit fonctionel.</text:p>
      <text:p text:style-name="P2">Ils veulent des fonctionnalités supplémentaires :</text:p>
      <text:list xml:id="list3653927419027958056" text:style-name="L8">
        <text:list-item>
          <text:p text:style-name="P5">Créer une base de donnée en lien avec le site internet</text:p>
        </text:list-item>
        <text:list-item>
          <text:p text:style-name="P5">Créer 2 types d'utilisateurs : Clients, Administrateur.</text:p>
        </text:list-item>
        <text:list-item>
          <text:p text:style-name="P5">Que l'on puisse se connecter avec les identifiants et mot de passe créer avec le formulaire pour le compte client ou mis dans la base de donnée pour l'administrateur. Une fois connecter, à la place du formulaire, doit apparaître Bonjour + le nom du client</text:p>
        </text:list-item>
      </text:list>
      <text:list xml:id="list6127689290874009988" text:style-name="L7">
        <text:list-item>
          <text:p text:style-name="P4">Que les formulaires de création du compte client s'enregistre dans une base de donnée dans phpmyadmin.</text:p>
        </text:list-item>
        <text:list-item>
          <text:p text:style-name="P4">Pour chaque formulaire client, il faudra que les informations rempli dans le formulaire soient bonne : date de naissance, code postal et numéro de téléphone(Regex).</text:p>
        </text:list-item>
        <text:list-item>
          <text:p text:style-name="P4">Que les commandes enregistré par les clients soient également dans une base de donnée.</text:p>
        </text:list-item>
        <text:list-item>
          <text:p text:style-name="P4">Que les commandes soient insérer dans un tableau avec un bouton supprimer et qui marche. Seul l'administrateur pourra voir cette liste.</text:p>
        </text:list-item>
        <text:list-item>
          <text:p text:style-name="P4">Une fois la commande valider, doit apparaître le prix de la commande.</text:p>
        </text:list-item>
        <text:list-item>
          <text:p text:style-name="P4">Dans la fiche client, nous pouvons voir l'historique de ces command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4T14:41:50.48</meta:creation-date>
    <dc:date>2017-04-06T15:29:27.30</dc:date>
    <meta:editing-duration>PT5H35M33S</meta:editing-duration>
    <meta:editing-cycles>5</meta:editing-cycles>
    <meta:generator>OpenOffice/4.1.3$Win32 OpenOffice.org_project/413m1$Build-9783</meta:generator>
    <meta:document-statistic meta:table-count="0" meta:image-count="0" meta:object-count="0" meta:page-count="1" meta:paragraph-count="14" meta:word-count="217" meta:character-count="1279"/>
  </office:meta>
</office:document-meta>
</file>